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weight="bold" officeooo:rsid="0016ae3f" officeooo:paragraph-rsid="0016ae3f" style:font-weight-asian="bold" style:font-weight-complex="bold"/>
    </style:style>
    <style:style style:name="P2" style:family="paragraph" style:parent-style-name="Text_20_body">
      <style:text-properties fo:font-weight="bold" officeooo:rsid="0016ae3f" officeooo:paragraph-rsid="0016ae3f" style:font-weight-asian="bold" style:font-weight-complex="bold"/>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margin-top="0in" fo:margin-bottom="0in" loext:contextual-spacing="false"/>
    </style:style>
    <style:style style:name="P5" style:family="paragraph" style:parent-style-name="Text_20_body">
      <style:paragraph-properties fo:margin-top="0in" fo:margin-bottom="0in" loext:contextual-spacing="false"/>
      <style:text-properties fo:font-weight="normal" officeooo:rsid="001b7f2e" officeooo:paragraph-rsid="001b7f2e" style:font-weight-asian="normal" style:font-weight-complex="normal"/>
    </style:style>
    <style:style style:name="P6" style:family="paragraph" style:parent-style-name="Standard">
      <style:paragraph-properties fo:text-align="start" style:justify-single-word="false"/>
      <style:text-properties fo:font-weight="normal" officeooo:rsid="001b7f2e" officeooo:paragraph-rsid="001b7f2e" style:font-weight-asian="normal" style:font-weight-complex="normal"/>
    </style:style>
    <style:style style:name="P7" style:family="paragraph" style:parent-style-name="Standard">
      <style:paragraph-properties fo:text-align="start" style:justify-single-word="false"/>
      <style:text-properties fo:font-weight="bold" officeooo:rsid="001b7f2e" officeooo:paragraph-rsid="001b7f2e" style:font-weight-asian="bold" style:font-weight-complex="bold"/>
    </style:style>
    <style:style style:name="P8" style:family="paragraph" style:parent-style-name="Text_20_body">
      <style:text-properties fo:font-weight="bold" officeooo:rsid="002a69e4" officeooo:paragraph-rsid="002a69e4" style:font-weight-asian="bold" style:font-weight-complex="bold"/>
    </style:style>
    <style:style style:name="P9" style:family="paragraph" style:parent-style-name="Text_20_body">
      <style:text-properties fo:font-weight="normal" officeooo:rsid="002a69e4" officeooo:paragraph-rsid="002a69e4" style:font-weight-asian="normal" style:font-weight-complex="normal"/>
    </style:style>
    <style:style style:name="P10" style:family="paragraph" style:parent-style-name="Text_20_body">
      <style:text-properties officeooo:paragraph-rsid="002f3a54"/>
    </style:style>
    <style:style style:name="P11" style:family="paragraph" style:parent-style-name="Text_20_body">
      <style:paragraph-properties fo:margin-top="0in" fo:margin-bottom="0in" loext:contextual-spacing="false"/>
    </style:style>
    <style:style style:name="P12" style:family="paragraph" style:parent-style-name="Text_20_body">
      <style:paragraph-properties fo:margin-top="0in" fo:margin-bottom="0in" loext:contextual-spacing="false"/>
      <style:text-properties officeooo:paragraph-rsid="001b7f2e"/>
    </style:style>
    <style:style style:name="P13" style:family="paragraph" style:parent-style-name="Text_20_body">
      <style:paragraph-properties fo:margin-top="0in" fo:margin-bottom="0in" loext:contextual-spacing="false"/>
      <style:text-properties fo:font-weight="normal" officeooo:rsid="001b7f2e" officeooo:paragraph-rsid="001b7f2e" style:font-weight-asian="normal" style:font-weight-complex="normal"/>
    </style:style>
    <style:style style:name="P14" style:family="paragraph" style:parent-style-name="Text_20_body">
      <style:paragraph-properties fo:margin-top="0in" fo:margin-bottom="0in" loext:contextual-spacing="false"/>
      <style:text-properties fo:font-weight="normal" officeooo:rsid="0022da23" officeooo:paragraph-rsid="002bf3f2" style:font-weight-asian="normal" style:font-weight-complex="normal"/>
    </style:style>
    <style:style style:name="P15" style:family="paragraph" style:parent-style-name="Text_20_body">
      <style:paragraph-properties fo:margin-top="0in" fo:margin-bottom="0in" loext:contextual-spacing="false"/>
      <style:text-properties fo:font-weight="normal" officeooo:rsid="001a744f" style:font-weight-asian="normal" style:font-weight-complex="normal"/>
    </style:style>
    <style:style style:name="P16" style:family="paragraph" style:parent-style-name="Text_20_body">
      <style:paragraph-properties fo:margin-top="0in" fo:margin-bottom="0in" loext:contextual-spacing="false"/>
      <style:text-properties fo:font-weight="bold" officeooo:rsid="002bf3f2" officeooo:paragraph-rsid="002bf3f2" style:font-weight-asian="bold" style:font-weight-complex="bold"/>
    </style:style>
    <style:style style:name="P17" style:family="paragraph" style:parent-style-name="Text_20_body" style:list-style-name="L1">
      <style:paragraph-properties fo:margin-top="0in" fo:margin-bottom="0in" loext:contextual-spacing="false"/>
      <style:text-properties officeooo:paragraph-rsid="002bf3f2"/>
    </style:style>
    <style:style style:name="P18" style:family="paragraph" style:parent-style-name="Text_20_body" style:list-style-name="L1">
      <style:paragraph-properties fo:margin-top="0in" fo:margin-bottom="0in" loext:contextual-spacing="false"/>
      <style:text-properties officeooo:rsid="002bf3f2" officeooo:paragraph-rsid="002dba75"/>
    </style:style>
    <style:style style:name="P19" style:family="paragraph" style:parent-style-name="Text_20_body" style:list-style-name="L1">
      <style:paragraph-properties fo:margin-top="0in" fo:margin-bottom="0in" loext:contextual-spacing="false"/>
      <style:text-properties officeooo:rsid="002d0a8d" officeooo:paragraph-rsid="002dba75"/>
    </style:style>
    <style:style style:name="T1" style:family="text">
      <style:text-properties officeooo:rsid="0016ae3f"/>
    </style:style>
    <style:style style:name="T2" style:family="text">
      <style:text-properties officeooo:rsid="001d5993"/>
    </style:style>
    <style:style style:name="T3" style:family="text">
      <style:text-properties officeooo:rsid="001e1070"/>
    </style:style>
    <style:style style:name="T4" style:family="text">
      <style:text-properties officeooo:rsid="00206b51"/>
    </style:style>
    <style:style style:name="T5" style:family="text">
      <style:text-properties officeooo:rsid="002a69e4"/>
    </style:style>
    <style:style style:name="T6" style:family="text">
      <style:text-properties fo:font-weight="bold" style:font-weight-asian="bold" style:font-weight-complex="bold"/>
    </style:style>
    <style:style style:name="T7" style:family="text">
      <style:text-properties fo:font-weight="bold" officeooo:rsid="001b7f2e" style:font-weight-asian="bold" style:font-weight-complex="bold"/>
    </style:style>
    <style:style style:name="T8" style:family="text">
      <style:text-properties officeooo:rsid="002bf3f2"/>
    </style:style>
    <style:style style:name="T9" style:family="text">
      <style:text-properties fo:font-weight="normal" officeooo:rsid="0022da23" style:font-weight-asian="normal" style:font-weight-complex="normal"/>
    </style:style>
    <style:style style:name="T10" style:family="text">
      <style:text-properties officeooo:rsid="002dba75"/>
    </style:style>
    <style:style style:name="T11" style:family="text">
      <style:text-properties officeooo:rsid="002f3a54"/>
    </style:style>
    <style:style style:name="T12" style:family="text">
      <style:text-properties officeooo:rsid="0022da2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uidelines</text:p>
      <text:p text:style-name="P1">ownCloud Recognition</text:p>
      <text:p text:style-name="Text_20_body">ownCloud must receive recognition for its product <text:span text:style-name="T3">in a positive light</text:span>. Please make it clear to your users that your offering is <text:span text:style-name="T5">supporting </text:span>an ownCloud product. <text:span text:style-name="T3">Should we find negative remarks pertaining to ownCloud we will ask you to remove it or we will remove you from our consulting list.</text:span></text:p>
      <text:p text:style-name="P14">Entries must be factual and relevant to ownCloud. Generic services are not a good fit. Make sure that the link you submit contains references (and a link) to ownCloud. </text:p>
      <text:p text:style-name="P14"/>
      <text:p text:style-name="P8">Trademark Guidelines</text:p>
      <text:p text:style-name="P9">Be sure to follow our Trademark Guidelines as detailed on <text:a xlink:type="simple" xlink:href="http://owncloud.org/trademarks" text:style-name="Internet_20_link" text:visited-style-name="Visited_20_Internet_20_Link">http://owncloud.org/trademarks</text:a></text:p>
      <text:p text:style-name="P2">Logo Usage Requirements:</text:p>
      <text:p text:style-name="Text_20_body">Unless you are certified ownCloud partner please use our Community Edition logo which can be found here: <text:a xlink:type="simple" xlink:href="http://owncloud.org/press/" text:style-name="Internet_20_link" text:visited-style-name="Visited_20_Internet_20_Link">http://owncloud.org/press/</text:a> <text:s/><text:span text:style-name="T1">Do not alter the logo in any way or overlap it with additional logos or images.</text:span></text:p>
      <text:p text:style-name="P4">The logo is white on dark blue (#1d2d44). It should not be used differently, especially not <text:span text:style-name="T1">inverted.</text:span> The name “ownCloud” can be optionally left out though.</text:p>
      <text:p text:style-name="P4"/>
      <text:p text:style-name="P4">The typeface of the logo (or similar ones) should not be used anywhere else. Instead use Open Sans [https://en.wikipedia.org/wiki/Open_Sans], in regular weight. Use bold sparingly and only for selected emphasis.</text:p>
      <text:p text:style-name="P4"/>
      <text:p text:style-name="P12"><text:span text:style-name="T7">Branding Guidelines</text:span></text:p>
      <text:p text:style-name="P5"/>
      <text:p text:style-name="P5">When referring to ownCloud make sure that it is spelled correctly. The first “o” in ownCloud should always be lowercase even at the start of a sentence. Also, ownCloud is one word and should not be separated into two words.</text:p>
      <text:p text:style-name="P5"/>
      <text:p text:style-name="P16">Submission Requirements</text:p>
      <text:list xml:id="list2594176632858176097" text:style-name="L1">
        <text:list-item>
          <text:p text:style-name="P17">The description can be up to 135 characters. It should give an idea of the offered services so readers can quickly judge if an entry is of interest. Review the current list for the expected contents and format.</text:p>
          <text:list>
            <text:list-item>
              <text:p text:style-name="P18"><text:span text:style-name="T6">Good</text:span>: “<text:span text:style-name="T10">We offer deployment support, performance optimization of ownCloud, external storage integration and can develop custom apps”</text:span></text:p>
            </text:list-item>
            <text:list-item>
              <text:p text:style-name="P19"><text:span text:style-name="T6">Bad</text:span>: “Awesome, Inc. is a successful consulting firm founded on <text:span text:style-name="T10">solid </text:span>engineering principles and <text:span text:style-name="T10">is </text:span>a leading provider of open source solutions.”</text:p>
              <text:list>
                <text:list-item>
                  <text:p text:style-name="P19">(this does not explain what you offer and gives no reason for a visitor to click to your website)</text:p>
                </text:list-item>
              </text:list>
            </text:list-item>
          </text:list>
        </text:list-item>
        <text:list-item>
          <text:p text:style-name="P17"><text:soft-page-break/>A logo has to be of the size of 290x70pixels in png <text:span text:style-name="T11">(ideal)</text:span> <text:span text:style-name="T11">or jpg</text:span> format. </text:p>
        </text:list-item>
        <text:list-item>
          <text:p text:style-name="P17">Entries with incorrect data (wrong image size, too many characters, invalid email addresses or web links) might be silently ignored.</text:p>
        </text:list-item>
      </text:list>
      <text:p text:style-name="P15"/>
      <text:p text:style-name="P7">Additional Note<text:span text:style-name="T11">s</text:span></text:p>
      <text:p text:style-name="P6"/>
      <text:p text:style-name="Text_20_body"><text:span text:style-name="T2">It is up to the discretion of ownCloud who is listed on our providers page. </text:span>If you are in violation of any of the above terms you will be approached first to change any such violations. You will then have <text:span text:style-name="T4">4 weeks</text:span> to <text:span text:style-name="T2">make requested changes. Should you not make the appropriate changes we will be forced to remove your from our providers list and/or take legal action. We have no obligation to add you back after what we consider persistent violation of our terms.</text:span></text:p>
      <text:p text:style-name="P10"><text:span text:style-name="T8">B</text:span>eing listed does not apply approval, endorsement or affiliation with the ownCloud community or project or ownCloud, Inc. and your website and/or description should not, incorrectly, claim so. </text:p>
      <text:p text:style-name="P10">Submit a new entry if you made a mistake or if something has to change. </text:p>
      <text:p text:style-name="P10"><text:span text:style-name="T9">It can take up to 4 weeks to be listed. Please do not submit duplicate entries (unless there were changes). A new submission </text:span><text:span text:style-name="Strong_20_Emphasis"><text:span text:style-name="T12">will delay being listed</text:span></text:span><text:span text:style-name="T9"> as we work from old to new.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10:50:58.027000000</meta:creation-date>
    <dc:date>2015-11-11T16:04:23.640124928</dc:date>
    <meta:editing-duration>P7DT21H29M5S</meta:editing-duration>
    <meta:editing-cycles>9</meta:editing-cycles>
    <meta:generator>LibreOffice/4.3.7.2$Linux_X86_64 LibreOffice_project/430m0$Build-2</meta:generator>
    <dc:creator>Jos Poortvliet</dc:creator>
    <meta:document-statistic meta:table-count="0" meta:image-count="0" meta:object-count="0" meta:page-count="2" meta:paragraph-count="24" meta:word-count="534" meta:character-count="3180" meta:non-whitespace-character-count="2670"/>
  </office:meta>
</office:document-meta>
</file>